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3.25cm" fo:min-width="15.1cm"/>
    </style:style>
    <style:style style:name="gr2" style:family="graphic" style:parent-style-name="standard">
      <style:graphic-properties draw:fill-color="#d2a41f" draw:textarea-horizontal-align="justify" draw:textarea-vertical-align="top" draw:auto-grow-height="false" fo:min-height="11.15cm" fo:min-width="13.9cm"/>
    </style:style>
    <style:style style:name="gr3" style:family="graphic" style:parent-style-name="standard">
      <style:graphic-properties draw:fill-color="#d2a41f" draw:textarea-horizontal-align="justify" draw:textarea-vertical-align="top" draw:auto-grow-height="false" fo:min-height="11.25cm" fo:min-width="13.9cm"/>
    </style:style>
    <style:style style:name="gr4" style:family="graphic" style:parent-style-name="standard">
      <style:graphic-properties draw:textarea-horizontal-align="justify" draw:textarea-vertical-align="top" draw:auto-grow-height="false" fo:min-height="9.35cm" fo:min-width="12.7cm"/>
    </style:style>
    <style:style style:name="gr5" style:family="graphic" style:parent-style-name="standard">
      <style:graphic-properties draw:textarea-horizontal-align="justify" draw:textarea-vertical-align="top" draw:auto-grow-height="false" fo:min-height="9.35cm" fo:min-width="12.7cm"/>
    </style:style>
    <style:style style:name="gr6" style:family="graphic" style:parent-style-name="standard">
      <style:graphic-properties draw:fill-color="#d2a41f" draw:textarea-horizontal-align="justify" draw:textarea-vertical-align="top" draw:auto-grow-height="false" fo:min-height="7.95cm" fo:min-width="11cm"/>
    </style:style>
    <style:style style:name="gr7" style:family="graphic" style:parent-style-name="standard">
      <style:graphic-properties draw:textarea-horizontal-align="justify" draw:textarea-vertical-align="top" draw:auto-grow-height="false" fo:min-height="5.85cm" fo:min-width="8.3cm"/>
    </style:style>
    <style:style style:name="gr8" style:family="graphic" style:parent-style-name="standard">
      <style:graphic-properties draw:textarea-horizontal-align="justify" draw:textarea-vertical-align="top" draw:auto-grow-height="false" fo:min-height="5.85cm" fo:min-width="8.3cm"/>
    </style:style>
    <style:style style:name="gr9" style:family="graphic" style:parent-style-name="standard">
      <style:graphic-properties draw:fill-color="#d2a41f" draw:textarea-horizontal-align="justify" draw:textarea-vertical-align="top" draw:auto-grow-height="false" fo:min-height="3.85cm" fo:min-width="5.7cm"/>
    </style:style>
    <style:style style:name="gr10" style:family="graphic" style:parent-style-name="standard">
      <style:graphic-properties draw:fill-color="#d2a41f" draw:textarea-horizontal-align="justify" draw:textarea-vertical-align="top" draw:auto-grow-height="false" fo:min-height="3.85cm" fo:min-width="5.7cm"/>
    </style:style>
    <style:style style:name="gr11" style:family="graphic" style:parent-style-name="standard">
      <style:graphic-properties draw:textarea-horizontal-align="justify" draw:textarea-vertical-align="middle" draw:auto-grow-height="false" fo:min-height="1.85cm" fo:min-width="3cm"/>
    </style:style>
    <style:style style:name="gr12" style:family="graphic" style:parent-style-name="standard">
      <style:graphic-properties draw:textarea-horizontal-align="justify" draw:textarea-vertical-align="middle" draw:auto-grow-height="false" fo:min-height="1.85cm" fo:min-width="3cm"/>
    </style:style>
    <style:style style:name="gr13" style:family="graphic" style:parent-style-name="standard">
      <style:graphic-properties draw:textarea-horizontal-align="justify" draw:textarea-vertical-align="middle" draw:auto-grow-height="false" fo:min-height="1.85cm" fo:min-width="0.1cm"/>
    </style:style>
    <style:style style:name="gr14" style:family="graphic" style:parent-style-name="standard">
      <style:graphic-properties draw:textarea-horizontal-align="justify" draw:textarea-vertical-align="middle" draw:auto-grow-height="false" fo:min-height="1.85cm" fo:min-width="0.1cm"/>
    </style:style>
    <style:style style:name="gr15" style:family="graphic" style:parent-style-name="standard">
      <style:graphic-properties draw:fill-color="#d2a41f" draw:textarea-horizontal-align="justify" draw:textarea-vertical-align="middle" draw:auto-grow-height="false" fo:min-height="3.85cm" fo:min-width="0.1cm"/>
    </style:style>
    <style:style style:name="gr16" style:family="graphic" style:parent-style-name="standard">
      <style:graphic-properties draw:fill-color="#d2a41f" draw:textarea-horizontal-align="justify" draw:textarea-vertical-align="middle" draw:auto-grow-height="false" fo:min-height="3.85cm" fo:min-width="0.1cm"/>
    </style:style>
    <style:style style:name="gr17" style:family="graphic" style:parent-style-name="standard">
      <style:graphic-properties draw:textarea-horizontal-align="justify" draw:textarea-vertical-align="middle" draw:auto-grow-height="false" fo:min-height="5.85cm" fo:min-width="0.1cm"/>
    </style:style>
    <style:style style:name="gr18" style:family="graphic" style:parent-style-name="standard">
      <style:graphic-properties draw:textarea-horizontal-align="justify" draw:textarea-vertical-align="middle" draw:auto-grow-height="false" fo:min-height="5.85cm" fo:min-width="0.1cm"/>
    </style:style>
    <style:style style:name="gr19" style:family="graphic" style:parent-style-name="standard">
      <style:graphic-properties draw:fill-color="#d2a41f" draw:textarea-horizontal-align="justify" draw:textarea-vertical-align="middle" draw:auto-grow-height="false" fo:min-height="3.55cm" fo:min-width="0.1cm"/>
    </style:style>
    <style:style style:name="gr20" style:family="graphic" style:parent-style-name="standard">
      <style:graphic-properties draw:fill-color="#d2a41f" draw:textarea-horizontal-align="justify" draw:textarea-vertical-align="middle" draw:auto-grow-height="false" fo:min-height="3.65cm" fo:min-width="0.1cm"/>
    </style:style>
    <style:style style:name="P1" style:family="paragraph">
      <style:paragraph-properties fo:text-align="center"/>
    </style:style>
    <style:style style:name="P2" style:family="paragraph">
      <loext:graphic-properties draw:fill-color="#d2a41f"/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d2a41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cm" svg:height="13.5cm" svg:x="0.1cm" svg:y="0.1cm">
          <text:p text:style-name="P1">JV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4cm" svg:height="11.4cm" svg:x="1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4cm" svg:height="11.4cm" svg:x="0.7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4.4cm" svg:height="11.5cm" svg:x="0.4cm" svg:y="1.8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2cm" svg:height="9.6cm" svg:x="1.269cm" svg:y="2.6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2cm" svg:height="9.6cm" svg:x="1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3.2cm" svg:height="9.6cm" svg:x="0.7cm" svg:y="3.3cm"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1.5cm" svg:height="8.2cm" svg:x="2.1cm" svg:y="4.4cm">
          <text:p text:style-name="P1">Engin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8cm" svg:height="6.1cm" svg:x="4.5cm" svg:y="5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8cm" svg:height="6.1cm" svg:x="4.2cm" svg:y="5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8cm" svg:height="6.1cm" svg:x="3.9cm" svg:y="6.2cm">
          <text:p text:style-name="P1">Host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2cm" svg:height="4.1cm" svg:x="6.2cm" svg:y="7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2cm" svg:height="4.1cm" svg:x="5.9cm" svg:y="7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2cm" svg:height="4.1cm" svg:x="5.6cm" svg:y="7.9cm">
          <text:p text:style-name="P1">Contex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5cm" svg:height="2.1cm" svg:x="8cm" svg:y="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5cm" svg:height="2.1cm" svg:x="7.7cm" svg:y="9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5cm" svg:height="2.1cm" svg:x="7.4cm" svg:y="9.6cm">
          <text:p text:style-name="P1">Web<text:line-break/>Application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6cm" svg:height="2.1cm" svg:x="6.5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6cm" svg:height="2.1cm" svg:x="6.2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0.6cm" svg:height="2.1cm" svg:x="5.884cm" svg:y="9.6cm">
          <text:p text:style-name="P1"><text:span text:style-name="T1">V</text:span><text:span text:style-name="T1"><text:line-break/></text:span><text:span text:style-name="T1">a</text:span><text:span text:style-name="T1"><text:line-break/></text:span><text:span text:style-name="T1">l</text:span><text:span text:style-name="T1"><text:line-break/></text:span><text:span text:style-name="T1">v</text:span><text:span text:style-name="T1"><text:line-break/>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6cm" svg:height="4.1cm" svg:x="4.7cm" svg:y="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6cm" svg:height="4.1cm" svg:x="4.5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6cm" svg:height="4.1cm" svg:x="4.2cm" svg:y="7.9cm">
          <text:p text:style-name="P1"><text:span text:style-name="T1">V</text:span><text:span text:style-name="T1"><text:line-break/></text:span><text:span text:style-name="T1">a</text:span><text:span text:style-name="T1"><text:line-break/></text:span><text:span text:style-name="T1">l</text:span><text:span text:style-name="T1"><text:line-break/></text:span><text:span text:style-name="T1">v</text:span><text:span text:style-name="T1"><text:line-break/>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6cm" svg:height="6.1cm" svg:x="3.062cm" svg:y="5.6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6cm" svg:height="6.1cm" svg:x="2.7cm" svg:y="5.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6cm" svg:height="6.1cm" svg:x="2.4cm" svg:y="6.2cm">
          <text:p text:style-name="P1"><text:span text:style-name="T1">V</text:span><text:span text:style-name="T1"><text:line-break/></text:span><text:span text:style-name="T1">a</text:span><text:span text:style-name="T1"><text:line-break/></text:span><text:span text:style-name="T1">l</text:span><text:span text:style-name="T1"><text:line-break/></text:span><text:span text:style-name="T1">v</text:span><text:span text:style-name="T1"><text:line-break/>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6cm" svg:height="3.8cm" svg:x="1cm" svg:y="8.8cm">
          <text:p text:style-name="P1"><text:span text:style-name="T1">C</text:span><text:span text:style-name="T1"><text:line-break/></text:span><text:span text:style-name="T1">o</text:span><text:span text:style-name="T1"><text:line-break/></text:span><text:span text:style-name="T1">n</text:span><text:span text:style-name="T1"><text:line-break/></text:span><text:span text:style-name="T1">n</text:span><text:span text:style-name="T1"><text:line-break/></text:span><text:span text:style-name="T1">e</text:span><text:span text:style-name="T1"><text:line-break/></text:span><text:span text:style-name="T1">c</text:span><text:span text:style-name="T1"><text:line-break/></text:span><text:span text:style-name="T1">t</text:span><text:span text:style-name="T1"><text:line-break/></text:span><text:span text:style-name="T1">o</text:span><text:span text:style-name="T1"><text:line-break/>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6cm" svg:height="3.9cm" svg:x="1cm" svg:y="4.4cm">
          <text:p text:style-name="P1"><text:span text:style-name="T1">C</text:span><text:span text:style-name="T1"><text:line-break/></text:span><text:span text:style-name="T1">o</text:span><text:span text:style-name="T1"><text:line-break/></text:span><text:span text:style-name="T1">n</text:span><text:span text:style-name="T1"><text:line-break/></text:span><text:span text:style-name="T1">n</text:span><text:span text:style-name="T1"><text:line-break/></text:span><text:span text:style-name="T1">e</text:span><text:span text:style-name="T1"><text:line-break/></text:span><text:span text:style-name="T1">c</text:span><text:span text:style-name="T1"><text:line-break/></text:span><text:span text:style-name="T1">t</text:span><text:span text:style-name="T1"><text:line-break/></text:span><text:span text:style-name="T1">o</text:span><text:span text:style-name="T1"><text:line-break/></text:span><text:span text:style-name="T1">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8dc7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8cm" fo:page-height="13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12:54:37.911131024</meta:creation-date>
    <dc:date>2018-02-23T13:26:46.142757353</dc:date>
    <meta:editing-duration>PT19M52S</meta:editing-duration>
    <meta:editing-cycles>4</meta:editing-cycles>
    <meta:generator>LibreOffice/5.1.6.2$Linux_X86_64 LibreOffice_project/10m0$Build-2</meta:generator>
    <meta:document-statistic meta:object-count="28"/>
  </office:meta>
</office:document-meta>
</file>